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ntradas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salidas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 table:number-columns-spanned="3" table:number-rows-spanned="1">
            <text:p>Pulsador jog adelante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ervo 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ulsador jog atrá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ervo 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arada de emergencia activa</text:p>
          </table:table-cell>
          <table:covered-table-cell table:number-columns-repeated="2"/>
          <table:table-cell/>
          <table:table-cell table:style-name="Default" office:value-type="string" calcext:value-type="string" table:number-columns-spanned="3" table:number-rows-spanned="1">
            <text:p>Habilitar servo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 table:number-columns-spanned="3" table:number-rows-spanned="1">
            <text:p>sensor fotoelectrico ( impresion 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sensor del balancin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sensor de la guillotina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larma en servodriver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4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controles de temperatura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stica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lectrovalvula 6</text:p>
          </table:table-cell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 table:number-columns-spanned="3" table:number-rows-spanned="1">
            <text:p>indicador de funcionamiento</text:p>
          </table:table-cell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 table:number-columns-spanned="3" table:number-rows-spanned="1">
            <text:p>indicador de falla</text:p>
          </table:table-cell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7:37:33.852314620</meta:creation-date>
    <dc:date>2023-11-13T13:11:50.029378550</dc:date>
    <meta:editing-duration>PT3M44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